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ourceConnectionProvi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aSourceConnectionProvider.DataSourceConnection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aSourceConnectionProvider.supportsAggressive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ConnectionProvider.closeConnection( Connection 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ConnectionProvider.get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SourceConnectionProvider.configure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